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officeooo:rsid="0006f679" officeooo:paragraph-rsid="0006f67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language="fr" fo:country="FR" fo:font-style="normal" style:text-underline-style="solid" style:text-underline-width="auto" style:text-underline-color="font-color" fo:font-weight="bold" officeooo:rsid="0009c30d" officeooo:paragraph-rsid="001899bb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language="fr" fo:country="FR" fo:font-style="normal" style:text-underline-style="solid" style:text-underline-width="auto" style:text-underline-color="font-color" fo:font-weight="bold" officeooo:rsid="0009c30d" officeooo:paragraph-rsid="0009c30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language="fr" fo:country="FR" fo:font-style="normal" style:text-underline-style="solid" style:text-underline-width="auto" style:text-underline-color="font-color" fo:font-weight="bold" officeooo:rsid="0009c30d" officeooo:paragraph-rsid="001adb91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language="fr" fo:country="FR" fo:font-style="normal" style:text-underline-style="solid" style:text-underline-width="auto" style:text-underline-color="font-color" fo:font-weight="bold" officeooo:rsid="0009c30d" officeooo:paragraph-rsid="00360e57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fr" fo:country="FR" style:text-underline-style="solid" style:text-underline-width="auto" style:text-underline-color="font-color" fo:font-weight="bold" officeooo:rsid="0008ae6c" officeooo:paragraph-rsid="0011c9e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officeooo:rsid="0008ae6c" officeooo:paragraph-rsid="0008ae6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officeooo:rsid="0008ae6c" officeooo:paragraph-rsid="0008ae6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officeooo:rsid="0008ae6c" officeooo:paragraph-rsid="0011c9ec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fr" fo:country="FR" officeooo:rsid="0008ae6c" officeooo:paragraph-rsid="00132b25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9c30d" officeooo:paragraph-rsid="0009c30d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be957" officeooo:paragraph-rsid="000be957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be957" officeooo:paragraph-rsid="0020fa9d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be957" officeooo:paragraph-rsid="00268aad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be957" officeooo:paragraph-rsid="0027e053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be957" officeooo:paragraph-rsid="002b47c9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8ae6c" officeooo:paragraph-rsid="00360e57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bold" officeooo:rsid="0008ae6c" officeooo:paragraph-rsid="003bbf73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normal" officeooo:rsid="000be957" officeooo:paragraph-rsid="0020fa9d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be957" officeooo:paragraph-rsid="000be95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be957" officeooo:paragraph-rsid="003f38f8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477ca" officeooo:paragraph-rsid="001477ca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899bb" officeooo:paragraph-rsid="001899b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2213a9" officeooo:paragraph-rsid="002213a9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268aad" officeooo:paragraph-rsid="002213a9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268aad" officeooo:paragraph-rsid="00268aad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268aad" officeooo:paragraph-rsid="0027e053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268aad" officeooo:paragraph-rsid="0029a38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268aad" officeooo:paragraph-rsid="002b47c9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268aad" officeooo:paragraph-rsid="003b3362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268aad" officeooo:paragraph-rsid="003bbf73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268aad" officeooo:paragraph-rsid="003d6517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8ae6c" officeooo:paragraph-rsid="003d6517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3b3362" officeooo:paragraph-rsid="003b3362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3b3362" officeooo:paragraph-rsid="003bbf73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3f38f8" officeooo:paragraph-rsid="003f38f8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42a87d" officeooo:paragraph-rsid="0042a87d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fr" fo:country="FR" fo:font-style="italic" officeooo:rsid="0008ae6c" officeooo:paragraph-rsid="0008ae6c" style:font-size-asian="12.25pt" style:font-style-asian="italic" style:font-size-complex="14pt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1477ca" officeooo:paragraph-rsid="001477ca" style:font-size-asian="12.25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1477ca" officeooo:paragraph-rsid="0020fa9d" style:font-size-asian="12.25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1899bb" officeooo:paragraph-rsid="001899bb" style:font-size-asian="12.25pt" style:font-style-asian="italic" style:font-weight-asian="normal" style:font-size-complex="14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1899bb" officeooo:paragraph-rsid="001c79eb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1899bb" officeooo:paragraph-rsid="001f4189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268aad" officeooo:paragraph-rsid="003b3362" style:font-size-asian="12.25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268aad" officeooo:paragraph-rsid="003bbf73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268aad" officeooo:paragraph-rsid="002b47c9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268aad" officeooo:paragraph-rsid="0027e053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268aad" officeooo:paragraph-rsid="0029a381" style:font-size-asian="12.25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268aad" officeooo:paragraph-rsid="00268aad" style:font-size-asian="12.25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2213a9" officeooo:paragraph-rsid="002213a9" style:font-size-asian="12.25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22pt" fo:language="fr" fo:country="FR" style:text-underline-style="solid" style:text-underline-width="auto" style:text-underline-color="font-color" fo:font-weight="bold" officeooo:rsid="0006f679" officeooo:paragraph-rsid="0006f679" style:font-size-asian="22pt" style:font-weight-asian="bold" style:font-size-complex="2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8pt" fo:language="fr" fo:country="FR" style:text-underline-style="solid" style:text-underline-width="auto" style:text-underline-color="font-color" officeooo:rsid="0008ae6c" officeooo:paragraph-rsid="0008ae6c" style:font-size-asian="18pt" style:font-size-complex="18pt"/>
    </style:style>
    <style:style style:name="P53" style:family="paragraph" style:parent-style-name="Standard">
      <style:paragraph-properties fo:text-align="start" style:justify-single-word="false"/>
      <style:text-properties fo:font-size="18pt" fo:language="fr" fo:country="FR" style:text-underline-style="solid" style:text-underline-width="auto" style:text-underline-color="font-color" officeooo:rsid="0008ae6c" officeooo:paragraph-rsid="00360e57" style:font-size-asian="18pt" style:font-size-complex="18pt"/>
    </style:style>
    <style:style style:name="P54" style:family="paragraph" style:parent-style-name="Standard">
      <style:paragraph-properties fo:text-align="start" style:justify-single-word="false"/>
      <style:text-properties fo:font-size="18pt" fo:language="fr" fo:country="FR" style:text-underline-style="solid" style:text-underline-width="auto" style:text-underline-color="font-color" officeooo:rsid="00376bc9" officeooo:paragraph-rsid="00376bc9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fo:font-size="18pt" fo:language="fr" fo:country="FR" fo:font-style="normal" style:text-underline-style="solid" style:text-underline-width="auto" style:text-underline-color="font-color" fo:font-weight="bold" officeooo:rsid="0009c30d" officeooo:paragraph-rsid="001adb91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8pt" fo:language="fr" fo:country="FR" fo:font-style="normal" style:text-underline-style="solid" style:text-underline-width="auto" style:text-underline-color="font-color" fo:font-weight="bold" officeooo:rsid="0009c30d" officeooo:paragraph-rsid="00329535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8pt" fo:language="fr" fo:country="FR" fo:font-style="normal" style:text-underline-style="solid" style:text-underline-width="auto" style:text-underline-color="font-color" fo:font-weight="bold" officeooo:rsid="0009c30d" officeooo:paragraph-rsid="00360e57" style:font-size-asian="18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normal" officeooo:rsid="001adb91" officeooo:paragraph-rsid="001c79eb" style:font-size-asian="12.25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0be957" officeooo:paragraph-rsid="003f38f8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899bb" officeooo:paragraph-rsid="003f38f8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20pt" fo:language="fr" fo:country="FR" fo:font-style="normal" style:text-underline-style="solid" style:text-underline-width="auto" style:text-underline-color="font-color" fo:font-weight="bold" officeooo:rsid="00329535" officeooo:paragraph-rsid="00329535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09c30d"/>
    </style:style>
    <style:style style:name="T2" style:family="text">
      <style:text-properties officeooo:rsid="000be957"/>
    </style:style>
    <style:style style:name="T3" style:family="text">
      <style:text-properties officeooo:rsid="00132b25"/>
    </style:style>
    <style:style style:name="T4" style:family="text">
      <style:text-properties officeooo:rsid="0015dc1a"/>
    </style:style>
    <style:style style:name="T5" style:family="text">
      <style:text-properties officeooo:rsid="001899bb"/>
    </style:style>
    <style:style style:name="T6" style:family="text">
      <style:text-properties officeooo:rsid="001adb91"/>
    </style:style>
    <style:style style:name="T7" style:family="text">
      <style:text-properties officeooo:rsid="001e15af"/>
    </style:style>
    <style:style style:name="T8" style:family="text">
      <style:text-properties officeooo:rsid="001f4189"/>
    </style:style>
    <style:style style:name="T9" style:family="text">
      <style:text-properties officeooo:rsid="0020fa9d"/>
    </style:style>
    <style:style style:name="T10" style:family="text">
      <style:text-properties officeooo:rsid="00241a18"/>
    </style:style>
    <style:style style:name="T11" style:family="text">
      <style:text-properties officeooo:rsid="002489dc"/>
    </style:style>
    <style:style style:name="T12" style:family="text">
      <style:text-properties officeooo:rsid="00260018"/>
    </style:style>
    <style:style style:name="T13" style:family="text">
      <style:text-properties officeooo:rsid="0027e053"/>
    </style:style>
    <style:style style:name="T14" style:family="text">
      <style:text-properties officeooo:rsid="0030e099"/>
    </style:style>
    <style:style style:name="T15" style:family="text">
      <style:text-properties officeooo:rsid="00360e57"/>
    </style:style>
    <style:style style:name="T16" style:family="text">
      <style:text-properties officeooo:rsid="00395506"/>
    </style:style>
    <style:style style:name="T17" style:family="text">
      <style:text-properties officeooo:rsid="003b7187"/>
    </style:style>
    <style:style style:name="T18" style:family="text">
      <style:text-properties officeooo:rsid="003bbf73"/>
    </style:style>
    <style:style style:name="T19" style:family="text">
      <style:text-properties officeooo:rsid="004471c9"/>
    </style:style>
    <style:style style:name="T20" style:family="text">
      <style:text-properties officeooo:rsid="0045a064"/>
    </style:style>
    <style:style style:name="T21" style:family="text">
      <style:text-properties officeooo:rsid="0047dd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21">Documentation</text:span> Recherche Patch</text:p>
      <text:p text:style-name="P51"/>
      <text:p text:style-name="P1"/>
      <text:p text:style-name="P53"><text:span text:style-name="T15">Application</text:span>: <text:span text:style-name="T15">DBS Patchs</text:span></text:p>
      <text:p text:style-name="P53"/>
      <text:p text:style-name="P52">Namespace: App\Http\Controllers</text:p>
      <text:p text:style-name="P52"/>
      <text:p text:style-name="P54">Class PatchController extends Controller</text:p>
      <text:p text:style-name="P54"/>
      <text:p text:style-name="P7"/>
      <text:p text:style-name="P2">Fonction <text:span text:style-name="T5">main</text:span>:</text:p>
      <text:p text:style-name="P8"/>
      <text:p text:style-name="P6">-public function Recherche(Request $request)</text:p>
      <text:p text:style-name="P9"/>
      <text:p text:style-name="P10">return view avec les patchs et les paramètres de <text:span text:style-name="T3">la</text:span> recherche </text:p>
      <text:p text:style-name="P10"><text:tab/><text:tab/><text:tab/><text:tab/><text:tab/><text:tab/><text:tab/><text:tab/><text:tab/> <text:s text:c="2"/></text:p>
      <text:p text:style-name="P38">// fonction principale qui va appeler les autres <text:span text:style-name="T1">fonctions</text:span></text:p>
      <text:p text:style-name="P38"/>
      <text:p text:style-name="P3">Fonction<text:span text:style-name="T14">s</text:span> <text:span text:style-name="T6">de recherches</text:span>:</text:p>
      <text:p text:style-name="P11"/>
      <text:p text:style-name="P12">-public static function RechercheVersionId($patchId, $patchVersion)</text:p>
      <text:p text:style-name="P20"/>
      <text:p text:style-name="P22">return <text:span text:style-name="T7">$</text:span>patchs</text:p>
      <text:p text:style-name="P22"/>
      <text:p text:style-name="P40">//Condition if selon si <text:span text:style-name="T9">les</text:span> deux champs <text:span text:style-name="T9">sont </text:span>remplit ou non puis requete where </text:p>
      <text:p text:style-name="P40">//<text:span text:style-name="T9">like pour les versions et where = pour les idPatchs</text:span> </text:p>
      <text:p text:style-name="P40"/>
      <text:p text:style-name="P39">// Retourne une collection de patch<text:span text:style-name="T4">s</text:span>.</text:p>
      <text:p text:style-name="P20"><text:tab/><text:tab/><text:tab/><text:tab/><text:tab/></text:p>
      <text:p text:style-name="P20"/>
      <text:p text:style-name="P12">-<text:span text:style-name="T5">public <text:s/>static function RechercheMotsCles ($patchMotsCles)</text:span></text:p>
      <text:p text:style-name="P20"/>
      <text:p text:style-name="P23">return $patchs</text:p>
      <text:p text:style-name="P23"/>
      <text:p text:style-name="P41">// <text:span text:style-name="T6">on separe la chaîne de caractère avec le separateur espace.</text:span></text:p>
      <text:p text:style-name="P41"/>
      <text:p text:style-name="P42">// <text:span text:style-name="T6">on va faire un where like %.$motcle.% sur tous les libelles de tags , les libelles </text:span></text:p>
      <text:p text:style-name="P58">// de patchs et les commentaires des contenus</text:p>
      <text:p text:style-name="P42"/>
      <text:p text:style-name="P42">// <text:span text:style-name="T7">Pour ne pas avoir de doublons dans les patchs à chaque requête le résultat est passé </text:span></text:p>
      <text:p text:style-name="P42"><text:soft-page-break/>// <text:span text:style-name="T7">dans la fonction statique TableauSansDoublons</text:span></text:p>
      <text:p text:style-name="P42"/>
      <text:p text:style-name="P42">// <text:span text:style-name="T8">On considere que si le champ motcle n’est pas remplit on ne renvoie aucun patch <text:s/></text:span></text:p>
      <text:p text:style-name="P43">// <text:s/><text:span text:style-name="T10">à cause du like %.$motcle.% <text:s/>on se retrouverait avec tous les patchs sinon.</text:span></text:p>
      <text:p text:style-name="P23"/>
      <text:p text:style-name="P23"/>
      <text:p text:style-name="P23"/>
      <text:p text:style-name="P23"/>
      <text:p text:style-name="P13">-<text:span text:style-name="T5">public <text:s/>static function RechercheCodeJiraSalesForce ($codeJira,$codeSalesForce)</text:span></text:p>
      <text:p text:style-name="P19"/>
      <text:p text:style-name="P24">return $patchs</text:p>
      <text:p text:style-name="P24"/>
      <text:p text:style-name="P50">// <text:span text:style-name="T11">Même principe que pour la fonction RechercheVersionId </text:span></text:p>
      <text:p text:style-name="P50">// <text:span text:style-name="T12">Seule différence il n’y a pas de requête where like mais uniquement where =</text:span></text:p>
      <text:p text:style-name="P24"/>
      <text:p text:style-name="P25"/>
      <text:p text:style-name="P23"/>
      <text:p text:style-name="P4">Fonction <text:span text:style-name="T6">de trie de tableaux:</text:span></text:p>
      <text:p text:style-name="P55"/>
      <text:p text:style-name="P14">-<text:span text:style-name="T5">public <text:s/>static function TableauSansDoublon ($patch1,$patchs)</text:span></text:p>
      <text:p text:style-name="P14"/>
      <text:p text:style-name="P26">return $patchs</text:p>
      <text:p text:style-name="P26"/>
      <text:p text:style-name="P49">// <text:span text:style-name="T13">$patch1 est le tableau à trier , $patchs contiendra aucun doublons .</text:span></text:p>
      <text:p text:style-name="P26"/>
      <text:p text:style-name="P15">-<text:span text:style-name="T5">public <text:s/>static function OccurenceCommune ($patch1,$patch2 ,$patch3,$patchs)</text:span></text:p>
      <text:p text:style-name="P15"/>
      <text:p text:style-name="P27">return $patchs</text:p>
      <text:p text:style-name="P27"/>
      <text:p text:style-name="P47">// <text:span text:style-name="T13">$patch1 et $patch2 et $patch3 sont les tableaux à trier , </text:span></text:p>
      <text:p text:style-name="P48">// <text:span text:style-name="T13">$patchs contiendra toutes les occurrences communes à ces trois tableaux .</text:span></text:p>
      <text:p text:style-name="P28"/>
      <text:p text:style-name="P16">-<text:span text:style-name="T5">public <text:s/>static function OccurenceCommune2 ($patch1,$patch2 ,$patchs)</text:span></text:p>
      <text:p text:style-name="P16"/>
      <text:p text:style-name="P29">return $patchs</text:p>
      <text:p text:style-name="P29"/>
      <text:p text:style-name="P46">// <text:span text:style-name="T13">$patch1 et $patch2 sont les tableaux à trier , </text:span></text:p>
      <text:p text:style-name="P46">// <text:span text:style-name="T13">$patchs contiendra toutes les occurrences communes à ces deux tableaux .</text:span></text:p>
      <text:p text:style-name="P29"/>
      <text:p text:style-name="P57"/>
      <text:p text:style-name="P57"/>
      <text:p text:style-name="P57"/>
      <text:p text:style-name="P5"><text:soft-page-break/>Fonction <text:span text:style-name="T15">Word/Excel:</text:span></text:p>
      <text:p text:style-name="P29"/>
      <text:p text:style-name="P17">-public <text:span text:style-name="T15">static </text:span>function <text:span text:style-name="T15">PatchWord </text:span>(<text:span text:style-name="T16">$patch</text:span>)</text:p>
      <text:p text:style-name="P29"/>
      <text:p text:style-name="P34">pas de return (proc<text:span text:style-name="T17">é</text:span>dure)</text:p>
      <text:p text:style-name="P30"/>
      <text:p text:style-name="P44">// <text:span text:style-name="T18">dans \public va être généré le word du patch avec pour nom Patch{idPatch}.docx</text:span></text:p>
      <text:p text:style-name="P44">// <text:span text:style-name="T18">Le code est long à cause de la mise en forme (font , paragraph, saut de ligne).</text:span></text:p>
      <text:p text:style-name="P29"/>
      <text:p text:style-name="P18">-public <text:span text:style-name="T15">static </text:span>function <text:span text:style-name="T15">PatchExcel </text:span>(<text:span text:style-name="T16">$patch</text:span>)</text:p>
      <text:p text:style-name="P31"/>
      <text:p text:style-name="P35">pas de return (proc<text:span text:style-name="T17">é</text:span>dure)</text:p>
      <text:p text:style-name="P31"/>
      <text:p text:style-name="P45">// <text:span text:style-name="T18">dans \public va être généré l’excel du patch avec pour nom Patch{idPatch}.xlsx</text:span></text:p>
      <text:p text:style-name="P31"/>
      <text:p text:style-name="P29"/>
      <text:p text:style-name="P29"/>
      <text:p text:style-name="P29"/>
      <text:p text:style-name="P29"/>
      <text:p text:style-name="P61">Détail Fonction main:</text:p>
      <text:p text:style-name="P56"/>
      <text:p text:style-name="P17">-public function Recherche(Request $request)</text:p>
      <text:p text:style-name="P17"/>
      <text:p text:style-name="P33">return view avec les patchs et les paramètres de <text:span text:style-name="T3">la</text:span> recherche</text:p>
      <text:p text:style-name="P32"/>
      <text:p text:style-name="P36">Appel des fonctions :</text:p>
      <text:p text:style-name="P36"/>
      <text:p text:style-name="P36">- <text:span text:style-name="T2">RechercheVersionId($patchId, $patchVersion)</text:span></text:p>
      <text:p text:style-name="P21">- RechercheMotsCles($patchMotsCles)</text:p>
      <text:p text:style-name="P60">- RechercheCodeJiraSalesForce($codeJira, $codeSalesforce)</text:p>
      <text:p text:style-name="P21"/>
      <text:p text:style-name="P37">Avec un jeu de condition on regarde quelle recherche de patchs est null selon le cas on appelle la fonction d’occurence commune adéquat<text:span text:style-name="T19">e</text:span>.</text:p>
      <text:p text:style-name="P37"/>
      <text:p text:style-name="P37">Si il n’y a qu’une recherche de patchs qui <text:span text:style-name="T20">n’</text:span>est <text:span text:style-name="T20">pas</text:span> null on vérifie qu’il n’y ait pas de doublons <text:span text:style-name="T20">grâce à la fonction TableauSansDoublon.</text:span></text:p>
      <text:p text:style-name="P37"/>
      <text:p text:style-name="P37">Ensuite pour chaque patch de notre recherche on appelle les fonctions PatchWord/ PatchExcel <text:span text:style-name="T20">qui vont générer un word, un excel pour le patch en paramètre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9:33:13.284622204</meta:creation-date>
    <dc:date>2020-05-05T12:30:16.364379557</dc:date>
    <meta:editing-duration>PT1H53M36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3" meta:paragraph-count="59" meta:word-count="459" meta:character-count="3109" meta:non-whitespace-character-count="2673"/>
  </office:meta>
</office:document-meta>
</file>